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P2" style:parent-style-name="Standard" style:family="paragraph">
      <style:paragraph-properties fo:margin-left="1.475in" fo:text-indent="-1.475in">
        <style:tab-stops/>
      </style:paragraph-properties>
    </style:style>
    <style:style style:name="T3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4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5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P6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P7" style:parent-style-name="ListParagraph" style:list-style-name="WWNum1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8" style:parent-style-name="ListParagraph" style:list-style-name="WWNum1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9" style:parent-style-name="ListParagraph" style:list-style-name="WWNum1" style:family="paragraph">
      <style:text-properties style:font-name="Arial Narrow" style:font-name-complex="Times New Roman" fo:color="#000000" fo:font-size="12pt" style:font-size-asian="12pt" style:font-size-complex="12pt"/>
    </style:style>
    <style:style style:name="T10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11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12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13" style:parent-style-name="DefaultParagraphFont" style:family="text">
      <style:text-properties style:font-name="Arial Narrow" fo:font-weight="bold" style:font-weight-asian="bold" fo:color="#000000" fo:font-size="12pt" style:font-size-asian="12pt" style:font-size-complex="12pt"/>
    </style:style>
    <style:style style:name="T14" style:parent-style-name="DefaultParagraphFont" style:family="text">
      <style:text-properties style:font-name="Arial Narrow" fo:font-weight="bold" style:font-weight-asian="bold" fo:color="#000000" fo:font-size="12pt" style:font-size-asian="12pt" style:font-size-complex="12pt"/>
    </style:style>
    <style:style style:name="T15" style:parent-style-name="DefaultParagraphFont" style:family="text">
      <style:text-properties style:font-name="Arial Narrow" fo:font-weight="bold" style:font-weight-asian="bold" fo:color="#000000" fo:font-size="12pt" style:font-size-asian="12pt" style:font-size-complex="12pt"/>
    </style:style>
    <style:style style:name="T16" style:parent-style-name="DefaultParagraphFont" style:family="text">
      <style:text-properties style:font-name="Arial Narrow" fo:color="#000000" fo:font-size="12pt" style:font-size-asian="12pt" style:font-size-complex="12pt"/>
    </style:style>
    <style:style style:name="P17" style:parent-style-name="Standard" style:family="paragraph">
      <style:text-properties style:font-name="Arial Narrow" fo:color="#000000" fo:font-size="12pt" style:font-size-asian="12pt" style:font-size-complex="12pt"/>
    </style:style>
    <style:style style:name="P18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P19" style:parent-style-name="Standard" style:family="paragraph">
      <style:paragraph-properties fo:margin-left="1.475in" fo:text-indent="-1.475in">
        <style:tab-stops/>
      </style:paragraph-properties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P20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P21" style:parent-style-name="ListParagraph" style:list-style-name="WWNum3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22" style:parent-style-name="ListParagraph" style:list-style-name="WWNum3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23" style:parent-style-name="ListParagraph" style:list-style-name="WWNum3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24" style:parent-style-name="ListParagraph" style:list-style-name="WWNum3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25" style:parent-style-name="ListParagraph" style:list-style-name="WWNum3" style:family="paragraph">
      <style:text-properties style:font-name="Arial Narrow" style:font-name-complex="Times New Roman" fo:color="#000000" fo:font-size="12pt" style:font-size-asian="12pt" style:font-size-complex="12pt"/>
    </style:style>
    <style:style style:name="T26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27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28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29" style:parent-style-name="DefaultParagraphFont" style:family="text">
      <style:text-properties style:font-name="Arial Narrow" fo:font-weight="bold" style:font-weight-asian="bold" fo:color="#000000" fo:font-size="12pt" style:font-size-asian="12pt" style:font-size-complex="12pt"/>
    </style:style>
    <style:style style:name="T30" style:parent-style-name="DefaultParagraphFont" style:family="text">
      <style:text-properties style:font-name="Arial Narrow" fo:color="#000000" fo:font-size="12pt" style:font-size-asian="12pt" style:font-size-complex="12pt"/>
    </style:style>
    <style:style style:name="P31" style:parent-style-name="Standard" style:family="paragraph">
      <style:text-properties style:font-name="Arial Narrow" fo:color="#000000" fo:font-size="12pt" style:font-size-asian="12pt" style:font-size-complex="12pt"/>
    </style:style>
    <style:style style:name="P32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33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34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35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36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37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P38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P39" style:parent-style-name="ListParagraph" style:list-style-name="LFO6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40" style:parent-style-name="ListParagraph" style:list-style-name="LFO6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41" style:parent-style-name="ListParagraph" style:list-style-name="LFO6" style:family="paragraph">
      <style:text-properties style:font-name="Arial Narrow" style:font-name-complex="Times New Roman" fo:color="#000000" fo:font-size="12pt" style:font-size-asian="12pt" style:font-size-complex="12pt"/>
    </style:style>
    <style:style style:name="T42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43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P44" style:parent-style-name="Standard" style:family="paragraph">
      <style:text-properties style:font-name="Arial Narrow" fo:color="#000000" fo:font-size="12pt" style:font-size-asian="12pt" style:font-size-complex="12pt"/>
    </style:style>
    <style:style style:name="P45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46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47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48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49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50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51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52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53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54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55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56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P57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P58" style:parent-style-name="ListParagraph" style:list-style-name="LFO7" style:family="paragraph">
      <style:text-properties style:font-name="Arial Narrow" style:font-name-complex="Times New Roman" fo:color="#000000" fo:font-size="12pt" style:font-size-asian="12pt" style:font-size-complex="12pt"/>
    </style:style>
    <style:style style:name="T59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60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61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P62" style:parent-style-name="Standard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63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64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65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66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67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68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P69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P70" style:parent-style-name="ListParagraph" style:list-style-name="LFO8" style:family="paragraph">
      <style:text-properties style:font-name="Arial Narrow" style:font-name-complex="Times New Roman" fo:color="#000000" fo:font-size="12pt" style:font-size-asian="12pt" style:font-size-complex="12pt"/>
    </style:style>
    <style:style style:name="T71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72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P73" style:parent-style-name="Standard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74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75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76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77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78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P79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P80" style:parent-style-name="ListParagraph" style:list-style-name="LFO9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81" style:parent-style-name="ListParagraph" style:list-style-name="LFO9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82" style:parent-style-name="ListParagraph" style:list-style-name="LFO9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83" style:parent-style-name="ListParagraph" style:list-style-name="LFO9" style:family="paragraph">
      <style:text-properties style:font-name="Arial Narrow" style:font-name-complex="Times New Roman" fo:color="#000000" fo:font-size="12pt" style:font-size-asian="12pt" style:font-size-complex="12pt"/>
    </style:style>
    <style:style style:name="T84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85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86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P87" style:parent-style-name="Standard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88" style:parent-style-name="Standard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89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90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91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92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93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P94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P95" style:parent-style-name="ListParagraph" style:list-style-name="LFO10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96" style:parent-style-name="ListParagraph" style:list-style-name="LFO10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97" style:parent-style-name="ListParagraph" style:list-style-name="LFO10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98" style:parent-style-name="ListParagraph" style:list-style-name="LFO10" style:family="paragraph">
      <style:text-properties style:font-name="Arial Narrow" style:font-name-complex="Times New Roman" fo:color="#000000" fo:font-size="12pt" style:font-size-asian="12pt" style:font-size-complex="12pt"/>
    </style:style>
    <style:style style:name="T99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100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101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P102" style:parent-style-name="Standard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103" style:parent-style-name="Standard" style:family="paragraph">
      <style:text-properties style:font-name="Arial Narrow" style:font-name-complex="Times New Roman" fo:color="#000000" fo:font-size="12pt" style:font-size-asian="12pt" style:font-size-complex="12pt"/>
    </style:style>
    <style:style style:name="T104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105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P106" style:parent-style-name="Standard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107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108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109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110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111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P112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P113" style:parent-style-name="ListParagraph" style:list-style-name="LFO11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114" style:parent-style-name="ListParagraph" style:list-style-name="LFO11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115" style:parent-style-name="ListParagraph" style:list-style-name="LFO11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116" style:parent-style-name="ListParagraph" style:list-style-name="LFO11" style:family="paragraph">
      <style:text-properties style:font-name="Arial Narrow" style:font-name-complex="Times New Roman" fo:color="#000000" fo:font-size="12pt" style:font-size-asian="12pt" style:font-size-complex="12pt"/>
    </style:style>
    <style:style style:name="T117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118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119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P120" style:parent-style-name="Standard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121" style:parent-style-name="Standard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122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123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124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125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126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127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P128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P129" style:parent-style-name="ListParagraph" style:list-style-name="LFO12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130" style:parent-style-name="ListParagraph" style:list-style-name="LFO12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131" style:parent-style-name="ListParagraph" style:list-style-name="LFO12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132" style:parent-style-name="ListParagraph" style:list-style-name="LFO12" style:family="paragraph"/>
    <style:style style:name="T133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134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P135" style:parent-style-name="ListParagraph" style:family="paragraph">
      <style:paragraph-properties fo:margin-left="0in">
        <style:tab-stops/>
      </style:paragraph-properties>
    </style:style>
    <style:style style:name="T136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137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P138" style:parent-style-name="Standard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139" style:parent-style-name="Standard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140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141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142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143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144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145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146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147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148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149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150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P151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P152" style:parent-style-name="ListParagraph" style:list-style-name="LFO13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153" style:parent-style-name="ListParagraph" style:list-style-name="LFO13" style:family="paragraph">
      <style:text-properties style:font-name="Arial Narrow" style:font-name-complex="Times New Roman" fo:color="#000000" fo:font-size="12pt" style:font-size-asian="12pt" style:font-size-complex="12pt"/>
    </style:style>
    <style:style style:name="T154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155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156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P157" style:parent-style-name="Standard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158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159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160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161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162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P163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P164" style:parent-style-name="ListParagraph" style:list-style-name="LFO14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165" style:parent-style-name="ListParagraph" style:list-style-name="LFO14" style:family="paragraph">
      <style:text-properties style:font-name="Arial Narrow" style:font-name-complex="Times New Roman" fo:color="#000000" fo:font-size="12pt" style:font-size-asian="12pt" style:font-size-complex="12pt"/>
    </style:style>
    <style:style style:name="T166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167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168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169" style:parent-style-name="DefaultParagraphFont" style:family="text">
      <style:text-properties style:font-name="Arial Narrow" fo:font-weight="bold" style:font-weight-asian="bold" fo:color="#000000" fo:font-size="12pt" style:font-size-asian="12pt" style:font-size-complex="12pt"/>
    </style:style>
    <style:style style:name="T170" style:parent-style-name="DefaultParagraphFont" style:family="text">
      <style:text-properties style:font-name="Arial Narrow" fo:color="#000000" fo:font-size="12pt" style:font-size-asian="12pt" style:font-size-complex="12pt"/>
    </style:style>
    <style:style style:name="T171" style:parent-style-name="DefaultParagraphFont" style:family="text">
      <style:text-properties style:font-name="Arial Narrow" fo:color="#000000" fo:font-size="12pt" style:font-size-asian="12pt" style:font-size-complex="12pt"/>
    </style:style>
    <style:style style:name="T172" style:parent-style-name="DefaultParagraphFont" style:family="text">
      <style:text-properties style:font-name="Arial Narrow" fo:color="#000000" fo:font-size="12pt" style:font-size-asian="12pt" style:font-size-complex="12pt"/>
    </style:style>
    <style:style style:name="P173" style:parent-style-name="Standard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174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175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176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177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178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P179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P180" style:parent-style-name="ListParagraph" style:list-style-name="LFO15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181" style:parent-style-name="ListParagraph" style:list-style-name="LFO15" style:family="paragraph">
      <style:text-properties style:font-name="Arial Narrow" style:font-name-complex="Times New Roman" fo:color="#000000" fo:font-size="12pt" style:font-size-asian="12pt" style:font-size-complex="12pt"/>
    </style:style>
    <style:style style:name="T182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183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P184" style:parent-style-name="Standard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185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186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187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188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189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190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191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192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193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194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P195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P196" style:parent-style-name="ListParagraph" style:list-style-name="LFO16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197" style:parent-style-name="ListParagraph" style:list-style-name="LFO16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198" style:parent-style-name="ListParagraph" style:list-style-name="LFO16" style:family="paragraph">
      <style:text-properties style:font-name="Arial Narrow" style:font-name-complex="Times New Roman" fo:color="#000000" fo:font-size="12pt" style:font-size-asian="12pt" style:font-size-complex="12pt"/>
    </style:style>
    <style:style style:name="T199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200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P201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P202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203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204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205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206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207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208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209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210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211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P212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P213" style:parent-style-name="ListParagraph" style:list-style-name="LFO17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214" style:parent-style-name="ListParagraph" style:list-style-name="LFO17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215" style:parent-style-name="ListParagraph" style:list-style-name="LFO17" style:family="paragraph">
      <style:text-properties style:font-name="Arial Narrow" style:font-name-complex="Times New Roman" fo:color="#000000" fo:font-size="12pt" style:font-size-asian="12pt" style:font-size-complex="12pt"/>
    </style:style>
    <style:style style:name="T216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217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P218" style:parent-style-name="Standard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219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220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221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222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223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P224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P225" style:parent-style-name="ListParagraph" style:list-style-name="LFO18" style:family="paragraph">
      <style:text-properties style:font-name="Arial Narrow" style:font-name-complex="Times New Roman" fo:color="#000000" fo:font-size="12pt" style:font-size-asian="12pt" style:font-size-complex="12pt"/>
    </style:style>
    <style:style style:name="T226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227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T228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P229" style:parent-style-name="Standard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230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231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232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233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234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P235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P236" style:parent-style-name="ListParagraph" style:list-style-name="LFO19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237" style:parent-style-name="ListParagraph" style:list-style-name="LFO19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238" style:parent-style-name="ListParagraph" style:list-style-name="LFO19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239" style:parent-style-name="ListParagraph" style:list-style-name="LFO19" style:family="paragraph">
      <style:text-properties style:font-name="Arial Narrow" style:font-name-complex="Times New Roman" fo:color="#000000" fo:font-size="12pt" style:font-size-asian="12pt" style:font-size-complex="12pt"/>
    </style:style>
    <style:style style:name="T240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241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P242" style:parent-style-name="Standard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243" style:parent-style-name="Standard" style:family="paragraph">
      <style:text-properties style:font-name="Arial Narrow" style:font-name-complex="Times New Roman" fo:color="#000000" fo:font-size="12pt" style:font-size-asian="12pt" style:font-size-complex="12pt"/>
    </style:style>
    <style:style style:name="T244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245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246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247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248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  <style:style style:name="P249" style:parent-style-name="Standard" style:family="paragraph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P250" style:parent-style-name="ListParagraph" style:list-style-name="LFO20" style:family="paragraph">
      <style:text-properties style:font-name="Arial Narrow" style:font-name-complex="Times New Roman" fo:color="#000000" fo:font-size="12pt" style:font-size-asian="12pt" style:font-size-complex="12pt"/>
    </style:style>
    <style:style style:name="P251" style:parent-style-name="ListParagraph" style:list-style-name="LFO20" style:family="paragraph">
      <style:text-properties style:font-name="Arial Narrow" style:font-name-complex="Times New Roman" fo:color="#000000" fo:font-size="12pt" style:font-size-asian="12pt" style:font-size-complex="12pt"/>
    </style:style>
    <style:style style:name="T252" style:parent-style-name="DefaultParagraphFont" style:family="text">
      <style:text-properties style:font-name="Arial Narrow" style:font-name-complex="Times New Roman" fo:font-weight="bold" style:font-weight-asian="bold" fo:color="#000000" fo:font-size="12pt" style:font-size-asian="12pt" style:font-size-complex="12pt"/>
    </style:style>
    <style:style style:name="T253" style:parent-style-name="DefaultParagraphFont" style:family="text">
      <style:text-properties style:font-name="Arial Narrow" style:font-name-complex="Times New Roman" fo:color="#000000" fo:font-size="12pt" style:font-size-asian="12pt" style:font-size-complex="12pt"/>
    </style:style>
  </office:automatic-styles>
  <office:body>
    <office:text text:use-soft-page-breaks="true">
      <text:p text:style-name="P1">CP01: LOGIN</text:p>
      <text:p text:style-name="P2"><text:span text:style-name="T3">Descripción:</text:span><text:span text:style-name="T4"><text:tab/></text:span><text:span text:style-name="T5">Se comprueba que la funcionalidad de login se comporta como se espera</text:span></text:p>
      <text:p text:style-name="P6">Procedimiento:<text:tab/></text:p>
      <text:list text:style-name="WWNum1">
        <text:list-item text:start-value="1">
          <text:p text:style-name="P7">Se accede a Login/Register.</text:p>
        </text:list-item>
        <text:list-item>
          <text:p text:style-name="P8">Se introducen credenciales válidas.</text:p>
        </text:list-item>
        <text:list-item>
          <text:p text:style-name="P9">Se<text:s/>introducen credenciales no válidas.</text:p>
        </text:list-item>
      </text:list>
      <text:p text:style-name="Standard"><text:span text:style-name="T10">Resultado:<text:s/></text:span><text:span text:style-name="T11">El sistema acepta las credenciales válidas</text:span><text:span text:style-name="T12">, pero al rechazar las no válidas, no vuelve a mostrar el formulario con un mensaje de error apropiado.</text:span></text:p>
      <text:p text:style-name="Standard"><text:span text:style-name="T13">Medidas tomad</text:span><text:span text:style-name="T14">a</text:span><text:span text:style-name="T15">s:</text:span><text:span text:style-name="T16"><text:s/>Se ha corregido la parte del código defectuosa para que se vuelva a mostrar el formulario.</text:span></text:p>
      <text:p text:style-name="P17"/>
      <text:p text:style-name="P18">CP02: REGISTRARSE</text:p>
      <text:p text:style-name="P19">Descripción:<text:tab/></text:p>
      <text:p text:style-name="P20">Procedimiento:<text:tab/></text:p>
      <text:list text:style-name="WWNum3">
        <text:list-item text:start-value="1">
          <text:p text:style-name="P21">Se accede a Login/Register.</text:p>
        </text:list-item>
        <text:list-item>
          <text:p text:style-name="P22">Se selecciona la opción de registrar.</text:p>
        </text:list-item>
        <text:list-item>
          <text:p text:style-name="P23">Se introducen campos no válidos.</text:p>
        </text:list-item>
        <text:list-item>
          <text:p text:style-name="P24">Se introducen campos datos válidos.</text:p>
        </text:list-item>
        <text:list-item>
          <text:p text:style-name="P25">Los datos del nuevo usuario aparecen en su cuenta.</text:p>
        </text:list-item>
      </text:list>
      <text:p text:style-name="Standard"><text:span text:style-name="T26">Resultado:<text:s/></text:span><text:span text:style-name="T27">El sistema evita registros de usuarios con datos no válidos y registra a los nuevos usuarios con datos válidos añadiéndolos a la base de datos de la compañía.</text:span><text:span text:style-name="T28"><text:s/>No obstante, la primera vez que se registra un usuario, sus datos no se muestran correctamente en su cuenta, aunque sí se muestran cuando el usuario cierra la sesión y se vuelve a loguear.<text:s/></text:span></text:p>
      <text:p text:style-name="Standard"><text:span text:style-name="T29">Medidas tomadas:</text:span><text:span text:style-name="T30"><text:s/>Se ha corregido un problema existente con la sentencia SQL y la variable de sesión que usaba, para que la información se muestre a la primera.</text:span></text:p>
      <text:p text:style-name="P31"/>
      <text:p text:style-name="P32">CU03: BUSCAR PRODUCTO</text:p>
      <text:p text:style-name="Standard"><text:span text:style-name="T33">Descripción:</text:span><text:span text:style-name="T34"><text:tab/></text:span><text:span text:style-name="T35"><text:tab/></text:span><text:span text:style-name="T36">El<text:s/></text:span><text:span text:style-name="T37">administrador busca un producto en el sistema</text:span></text:p>
      <text:p text:style-name="P38">Procedimiento:<text:tab/></text:p>
      <text:list text:style-name="LFO6" text:continue-numbering="true">
        <text:list-item>
          <text:p text:style-name="P39">Se accede a Login/Register.</text:p>
        </text:list-item>
        <text:list-item>
          <text:p text:style-name="P40">Se introducen credenciales válidas.</text:p>
        </text:list-item>
        <text:list-item>
          <text:p text:style-name="P41">Se introducen credenciales no válidas.</text:p>
        </text:list-item>
      </text:list>
      <text:soft-page-break/>
      <text:p text:style-name="Standard"><text:span text:style-name="T42">Resultado:<text:s/></text:span><text:span text:style-name="T43">El sistema acepta las credenciales válidas y rechaza las no válidas.</text:span></text:p>
      <text:p text:style-name="P44"/>
      <text:p text:style-name="P45">CU04:<text:s/>VER CUENTA</text:p>
      <text:p text:style-name="Standard"><text:span text:style-name="T46">Descripción:</text:span><text:span text:style-name="T47"><text:tab/></text:span><text:span text:style-name="T48"><text:tab/></text:span><text:span text:style-name="T49">El cliente o administrador visualiza los detalles de<text:s/></text:span><text:span text:style-name="T50"><text:tab/></text:span><text:span text:style-name="T51"><text:tab/></text:span><text:span text:style-name="T52"><text:tab/></text:span><text:span text:style-name="T53"><text:tab/></text:span><text:span text:style-name="T54"><text:tab/></text:span><text:span text:style-name="T55"><text:tab/></text:span><text:span text:style-name="T56">su cuenta</text:span></text:p>
      <text:p text:style-name="P57">Procedimiento:<text:tab/></text:p>
      <text:list text:style-name="LFO7" text:continue-numbering="true">
        <text:list-item>
          <text:p text:style-name="P58">Se accede a My Acount.</text:p>
        </text:list-item>
      </text:list>
      <text:p text:style-name="Standard"><text:span text:style-name="T59">Resultado:<text:s/></text:span><text:span text:style-name="T60">El sistema muestra los datos de la cuenta del cliente o administrador</text:span><text:span text:style-name="T61">.</text:span></text:p>
      <text:p text:style-name="P62"/>
      <text:p text:style-name="P63">CU05: VER PEDIDOS<text:bookmark-start text:name="_GoBack1"/><text:bookmark-end text:name="_GoBack1"/></text:p>
      <text:p text:style-name="Standard"><text:span text:style-name="T64">Descripción:</text:span><text:span text:style-name="T65"><text:tab/></text:span><text:span text:style-name="T66"><text:tab/></text:span><text:span text:style-name="T67">El cliente</text:span><text:span text:style-name="T68"><text:s/>visualiza los pedidos de su cuenta</text:span></text:p>
      <text:p text:style-name="P69">Procedimiento:<text:tab/></text:p>
      <text:list text:style-name="LFO8" text:continue-numbering="true">
        <text:list-item>
          <text:p text:style-name="P70">Desde my acount hacemos a order History o simplemente se hace scroll hacia abajo, hasta que lleguemos a la sección.</text:p>
        </text:list-item>
      </text:list>
      <text:p text:style-name="Standard"><text:span text:style-name="T71">Resultado:<text:s/></text:span><text:span text:style-name="T72">El sistema muestra el historial de pedidos realizados.</text:span></text:p>
      <text:p text:style-name="P73"/>
      <text:p text:style-name="P74">CU06: ACTUALIZAR CUENTA</text:p>
      <text:p text:style-name="Standard"><text:span text:style-name="T75">Descripción:</text:span><text:span text:style-name="T76"><text:tab/></text:span><text:span text:style-name="T77"><text:tab/></text:span><text:span text:style-name="T78">El cliente actualiza los datos de su cuenta.</text:span></text:p>
      <text:p text:style-name="P79">Procedimiento:<text:tab/></text:p>
      <text:list text:style-name="LFO9" text:continue-numbering="true">
        <text:list-item>
          <text:p text:style-name="P80">Desde my acount hacemos a Personal details o simplemente se hace scroll hacia abajo, hasta que lleguemos a la sección.</text:p>
        </text:list-item>
        <text:list-item>
          <text:p text:style-name="P81">Modificamos los cambios que queremos de los detalles de<text:s/>cuenta de manera incorrecta.</text:p>
        </text:list-item>
        <text:list-item>
          <text:p text:style-name="P82">Modificamos los cambios que queremos de los detalles de cuenta de manera correcta.</text:p>
        </text:list-item>
        <text:list-item>
          <text:p text:style-name="P83">Hacemos click en el boton de submit de Update Account.</text:p>
        </text:list-item>
      </text:list>
      <text:p text:style-name="Standard"><text:span text:style-name="T84">Resultado:<text:s/></text:span><text:span text:style-name="T85">El sistema no valida los datos introducidos de manera incorrecta y no se actualiz</text:span><text:span text:style-name="T86">an los datos.</text:span></text:p>
      <text:p text:style-name="P87">El sistema valida los datos introducidos de manera correcta, se actualizan los datos y se cierra la conexión.</text:p>
      <text:p text:style-name="P88"/>
      <text:p text:style-name="P89">CU07: AÑADIR MÉTODO DE PAGO</text:p>
      <text:p text:style-name="Standard"><text:span text:style-name="T90">Descripción:</text:span><text:span text:style-name="T91"><text:tab/></text:span><text:span text:style-name="T92"><text:tab/></text:span><text:span text:style-name="T93">El cliente agrega un método de pago a su cuenta.</text:span></text:p>
      <text:p text:style-name="P94">Procedimiento:<text:tab/></text:p>
      <text:soft-page-break/>
      <text:list text:style-name="LFO10" text:continue-numbering="true">
        <text:list-item>
          <text:p text:style-name="P95">Desde<text:s/>My acount hacemos a Payment methods o simplemente se hace scroll hacia abajo, hasta que lleguemos a la sección.</text:p>
        </text:list-item>
        <text:list-item>
          <text:p text:style-name="P96">Seleccionamos la opcion Add payment methods.</text:p>
        </text:list-item>
        <text:list-item>
          <text:p text:style-name="P97">Se introducen campos no válidos.</text:p>
        </text:list-item>
        <text:list-item>
          <text:p text:style-name="P98">Se introducen campos válidos.</text:p>
        </text:list-item>
      </text:list>
      <text:p text:style-name="Standard"><text:span text:style-name="T99">Resultado:<text:s/></text:span><text:span text:style-name="T100">El sistema no valida los datos introducid</text:span><text:span text:style-name="T101">os de manera incorrecta y no se actualizan los datos.</text:span></text:p>
      <text:p text:style-name="P102">El sistema valida los datos introducidos de manera correcta, da de alta el nuevo método de pago.</text:p>
      <text:p text:style-name="P103">El sistema rechaza que dos usuarios utilicen una tarjeta con el mismo número.</text:p>
      <text:p text:style-name="Standard"><text:span text:style-name="T104">Método de pago:</text:span><text:span text:style-name="T105"><text:s/>Se ha modificado la tabla payment_methods para que su clave primaria sea una combinación entre el número del método de pago y el user_id de su dueño.</text:span></text:p>
      <text:p text:style-name="P106"/>
      <text:p text:style-name="P107">CU08: BORRAR MÉTODO DE PAGO</text:p>
      <text:p text:style-name="Standard"><text:span text:style-name="T108">Descripción:</text:span><text:span text:style-name="T109"><text:tab/></text:span><text:span text:style-name="T110"><text:tab/></text:span><text:span text:style-name="T111">El cliente elimina un método de pago a su cuenta.</text:span></text:p>
      <text:p text:style-name="P112">Procedimiento:<text:tab/></text:p>
      <text:list text:style-name="LFO11" text:continue-numbering="true">
        <text:list-item>
          <text:p text:style-name="P113">Desde my acount hacemos a Payment methods o simplemente se hace scroll hacia abajo, hasta que lleguemos a la sección.</text:p>
        </text:list-item>
        <text:list-item>
          <text:p text:style-name="P114">Seleccionamos la opcion Delete payment methods.</text:p>
        </text:list-item>
        <text:list-item>
          <text:p text:style-name="P115">Se introducen campos no válidos</text:p>
        </text:list-item>
        <text:list-item>
          <text:p text:style-name="P116">Se introducen campos válidos</text:p>
        </text:list-item>
      </text:list>
      <text:p text:style-name="Standard"><text:span text:style-name="T117">Resultado:<text:s/></text:span><text:span text:style-name="T118">El</text:span><text:span text:style-name="T119"><text:s/>sistema no valida los datos introducidos de manera incorrecta y no se actualizan los datos.</text:span></text:p>
      <text:p text:style-name="P120">El sistema valida los datos introducidos de manera correcta, da de baja el nuevo método de pago.</text:p>
      <text:p text:style-name="P121"/>
      <text:p text:style-name="P122">CU09: ACTUALIZAR MÉTODO DE PAGO</text:p>
      <text:p text:style-name="Standard"><text:span text:style-name="T123">Descripción:</text:span><text:span text:style-name="T124"><text:tab/></text:span><text:span text:style-name="T125"><text:tab/></text:span><text:span text:style-name="T126">El cliente<text:s/></text:span><text:span text:style-name="T127">actualiza un método de pago a su cuenta.</text:span></text:p>
      <text:p text:style-name="P128">Procedimiento:<text:tab/></text:p>
      <text:list text:style-name="LFO12" text:continue-numbering="true">
        <text:list-item>
          <text:p text:style-name="P129">Desde my acount hacemos a Payment methods o simplemente se hace scroll hacia abajo, hasta que lleguemos a la sección.</text:p>
        </text:list-item>
        <text:list-item>
          <text:p text:style-name="P130">Seleccionamos la opcion Update payment methods.</text:p>
        </text:list-item>
        <text:list-item>
          <text:p text:style-name="P131">Se introducen campos no válidos</text:p>
        </text:list-item>
        <text:list-item>
          <text:p text:style-name="P132"><text:span text:style-name="T133">S</text:span><text:span text:style-name="T134">e introducen campos válidos</text:span></text:p>
        </text:list-item>
      </text:list>
      <text:soft-page-break/>
      <text:p text:style-name="P135"><text:span text:style-name="T136">Resultado:<text:s/></text:span><text:span text:style-name="T137">El sistema no valida los datos introducidos de manera incorrecta y no se actualizan los datos.</text:span></text:p>
      <text:p text:style-name="P138">El sistema valida los datos introducidos de manera correcta, modifica los datos del método de pago.</text:p>
      <text:p text:style-name="P139"/>
      <text:p text:style-name="P140">CU10: CONSTRUIR PRODUCTO</text:p>
      <text:p text:style-name="Standard"><text:span text:style-name="T141">Descripción:</text:span><text:span text:style-name="T142"><text:tab/></text:span><text:span text:style-name="T143"><text:tab/></text:span><text:span text:style-name="T144">El cliente realiza un pedido de un producto<text:s/></text:span><text:span text:style-name="T145"><text:tab/></text:span><text:span text:style-name="T146"><text:tab/></text:span><text:span text:style-name="T147"><text:tab/></text:span><text:span text:style-name="T148"><text:tab/></text:span><text:span text:style-name="T149"><text:tab/></text:span><text:span text:style-name="T150"><text:tab/>construido a piezas.</text:span></text:p>
      <text:p text:style-name="P151">Procedimiento:<text:tab/></text:p>
      <text:list text:style-name="LFO13" text:continue-numbering="true">
        <text:list-item>
          <text:p text:style-name="P152">Desde el menu principal, se elige la opción Build a new computer</text:p>
        </text:list-item>
        <text:list-item>
          <text:p text:style-name="P153">Añadimos las piezas con las que queremos montar el pc y damos a aceptar</text:p>
        </text:list-item>
      </text:list>
      <text:p text:style-name="Standard"><text:span text:style-name="T154">Resultado:<text:s/></text:span><text:span text:style-name="T155">El</text:span><text:span text:style-name="T156"><text:s/>sistema añade el pedido al carro de compra y redirige a la página principal*</text:span></text:p>
      <text:p text:style-name="P157"/>
      <text:p text:style-name="P158">CU11: REALIZAR PEDIDO</text:p>
      <text:p text:style-name="Standard"><text:span text:style-name="T159">Descripción:</text:span><text:span text:style-name="T160"><text:tab/></text:span><text:span text:style-name="T161"><text:tab/></text:span><text:span text:style-name="T162">El cliente procesa el pedido de su cesta.</text:span></text:p>
      <text:p text:style-name="P163">Procedimiento:<text:tab/></text:p>
      <text:list text:style-name="LFO14" text:continue-numbering="true">
        <text:list-item>
          <text:p text:style-name="P164">Desde el menu principal, seleccionamos con un click en el carro de la compra.</text:p>
        </text:list-item>
        <text:list-item>
          <text:p text:style-name="P165">El cliente selecciona la opción de Confirm Order.</text:p>
        </text:list-item>
      </text:list>
      <text:p text:style-name="Standard"><text:span text:style-name="T166">Resultado:<text:s/></text:span><text:span text:style-name="T167">El sistema realiza la compra del producto con el método de pago subido por el cliente</text:span><text:span text:style-name="T168">. Si se borra un elemento del carrito, este se queda con cero artículos y permite realizar pedidos sin artículos.</text:span></text:p>
      <text:p text:style-name="Standard"><text:span text:style-name="T169">Medidas tomadas:</text:span><text:span text:style-name="T170"><text:s/>Se ha corregido la implementación para que cuando el contenido del carrito sea<text:s/></text:span><text:span text:style-name="T171">nulo</text:span><text:span text:style-name="T172">, no se puedan realizar pedidos.</text:span></text:p>
      <text:p text:style-name="P173"/>
      <text:p text:style-name="P174">CU12: AÑADIR PRODUCTO</text:p>
      <text:p text:style-name="Standard"><text:span text:style-name="T175">Descripción:</text:span><text:span text:style-name="T176"><text:tab/></text:span><text:span text:style-name="T177"><text:tab/></text:span><text:span text:style-name="T178">El administrador añade un producto al sistema</text:span></text:p>
      <text:p text:style-name="P179">Procedimiento:<text:tab/></text:p>
      <text:list text:style-name="LFO15" text:continue-numbering="true">
        <text:list-item>
          <text:p text:style-name="P180">Desde el<text:s/>menu de cuenta de administrador, se elige la opción new Product</text:p>
        </text:list-item>
        <text:list-item>
          <text:p text:style-name="P181">Elegimos el tipo de producto, la categoría, el nombre, el stock y el precio y aceptamos</text:p>
        </text:list-item>
      </text:list>
      <text:p text:style-name="Standard"><text:span text:style-name="T182">Resultado:<text:s/></text:span><text:span text:style-name="T183">El sistema añade el producto nuevo a la base de datos de la compañía.</text:span></text:p>
      <text:p text:style-name="P184"/>
      <text:p text:style-name="P185">CU13: ACTUALIZAR PRODUCTO</text:p>
      <text:soft-page-break/>
      <text:p text:style-name="Standard"><text:span text:style-name="T186">Descripción:</text:span><text:span text:style-name="T187"><text:tab/></text:span><text:span text:style-name="T188"><text:tab/></text:span><text:span text:style-name="T189">El administrador actualiza la información sobre uno<text:s/></text:span><text:span text:style-name="T190"><text:tab/></text:span><text:span text:style-name="T191"><text:tab/></text:span><text:span text:style-name="T192"><text:tab/></text:span><text:span text:style-name="T193"><text:tab/></text:span><text:span text:style-name="T194"><text:tab/>de los productos</text:span></text:p>
      <text:p text:style-name="P195">Procedimiento:<text:tab/></text:p>
      <text:list text:style-name="LFO16" text:continue-numbering="true">
        <text:list-item>
          <text:p text:style-name="P196">Desde el menu de cuenta de administrador, se elige la opción edit Product</text:p>
        </text:list-item>
        <text:list-item>
          <text:p text:style-name="P197">Buscamos la categoría o seleccionamos el producto a editar</text:p>
        </text:list-item>
        <text:list-item>
          <text:p text:style-name="P198">Modificamos sus atributos y seleccionamos edit Product</text:p>
        </text:list-item>
      </text:list>
      <text:p text:style-name="Standard"><text:span text:style-name="T199">Resultado:<text:s/></text:span><text:span text:style-name="T200">El sistema modifica el producto y redirige al menu de cuenta de administrador.</text:span></text:p>
      <text:p text:style-name="P201"/>
      <text:p text:style-name="P202">CU14: BORRAR PRODUCTO</text:p>
      <text:p text:style-name="Standard"><text:span text:style-name="T203">Descripción:</text:span><text:span text:style-name="T204"><text:tab/></text:span><text:span text:style-name="T205"><text:tab/></text:span><text:span text:style-name="T206">El administrador borra un producto de la base de<text:s/></text:span><text:span text:style-name="T207"><text:tab/></text:span><text:span text:style-name="T208"><text:tab/></text:span><text:span text:style-name="T209"><text:tab/></text:span><text:span text:style-name="T210"><text:tab/></text:span><text:span text:style-name="T211"><text:tab/>datos</text:span></text:p>
      <text:p text:style-name="P212">Procedimiento:<text:tab/></text:p>
      <text:list text:style-name="LFO17" text:continue-numbering="true">
        <text:list-item>
          <text:p text:style-name="P213">Desde<text:s/>el menu de cuenta de administrador, se elige la opción Delete Product</text:p>
        </text:list-item>
        <text:list-item>
          <text:p text:style-name="P214">Buscamos la categoría o seleccionamos el producto a eliminar</text:p>
        </text:list-item>
        <text:list-item>
          <text:p text:style-name="P215">Seleccionamos eliminar producto</text:p>
        </text:list-item>
      </text:list>
      <text:p text:style-name="Standard"><text:span text:style-name="T216">Resultado:<text:s/></text:span><text:span text:style-name="T217">El sistema elimina el producto de la base de datos de la compañía.</text:span></text:p>
      <text:p text:style-name="P218"/>
      <text:p text:style-name="P219">CU15: BORRAR<text:s/>CUENTA</text:p>
      <text:p text:style-name="Standard"><text:span text:style-name="T220">Descripción:</text:span><text:span text:style-name="T221"><text:tab/></text:span><text:span text:style-name="T222"><text:tab/></text:span><text:span text:style-name="T223">El cliente elimina su cuenta y toda la información.</text:span></text:p>
      <text:p text:style-name="P224">Procedimiento:<text:tab/></text:p>
      <text:list text:style-name="LFO18" text:continue-numbering="true">
        <text:list-item>
          <text:p text:style-name="P225">Desde el menu de cuenta de cliente, se elige la opción Delete Account introduciendo la contraseña de la cuenta</text:p>
        </text:list-item>
      </text:list>
      <text:p text:style-name="Standard"><text:span text:style-name="T226">Resultado:<text:s/></text:span><text:span text:style-name="T227">El sistema elimina el cliente de la base de d</text:span><text:span text:style-name="T228">atos, y redirige al index.</text:span></text:p>
      <text:p text:style-name="P229"/>
      <text:p text:style-name="P230">CU16: AÑADIR DIRECCIÓN</text:p>
      <text:p text:style-name="Standard"><text:span text:style-name="T231">Descripción:</text:span><text:span text:style-name="T232"><text:tab/></text:span><text:span text:style-name="T233"><text:tab/></text:span><text:span text:style-name="T234">El cliente agrega una dirección a su cuenta.</text:span></text:p>
      <text:p text:style-name="P235">Procedimiento:<text:tab/></text:p>
      <text:list text:style-name="LFO19" text:continue-numbering="true">
        <text:list-item>
          <text:p text:style-name="P236">Desde my acount hacemos a My addresses o simplemente se hace scroll hacia abajo, hasta que lleguemos a la sección.</text:p>
        </text:list-item>
        <text:list-item>
          <text:p text:style-name="P237">Seleccionamos add address</text:p>
        </text:list-item>
        <text:list-item>
          <text:p text:style-name="P238">Se introducen campos no válidos</text:p>
        </text:list-item>
        <text:list-item>
          <text:p text:style-name="P239">Se introducen campos válidos</text:p>
        </text:list-item>
      </text:list>
      <text:soft-page-break/>
      <text:p text:style-name="Standard"><text:span text:style-name="T240">Resultado:<text:s/></text:span><text:span text:style-name="T241">El sistema no valida los datos introducidos de manera incorrecta y no se actualizan los datos.</text:span></text:p>
      <text:p text:style-name="P242">El sistema valida los datos introducidos de manera correcta, da de alta la nueva dirección del cliente.</text:p>
      <text:p text:style-name="P243"/>
      <text:p text:style-name="Standard"><text:span text:style-name="T244">CU17: BORRAR DIRECCIÓN</text:span></text:p>
      <text:p text:style-name="Standard"><text:span text:style-name="T245">Descripción:</text:span><text:span text:style-name="T246"><text:tab/></text:span><text:span text:style-name="T247"><text:tab/></text:span><text:span text:style-name="T248">El cliente elimina una dirección de su cuenta.</text:span></text:p>
      <text:p text:style-name="P249">Procedimiento:<text:tab/></text:p>
      <text:list text:style-name="LFO20" text:continue-numbering="true">
        <text:list-item>
          <text:p text:style-name="P250">Desde my acount hacemos a My addresses o simplemente se hace scroll hacia abajo, hasta que lleguemos a la sección.</text:p>
        </text:list-item>
        <text:list-item>
          <text:p text:style-name="P251">Se elige la<text:s/>opción Delete adress en la dirección que queramos borrar.</text:p>
        </text:list-item>
      </text:list>
      <text:p text:style-name="Standard"><text:span text:style-name="T252">Resultado:<text:s/></text:span><text:span text:style-name="T253">El sistema elimina la dirección de la base de dato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7%" fo:background-color="transparent" style:tab-stop-distance="0.4916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line-height="10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Ari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NumberingSymbols" style:display-name="Numbering Symbols" style:family="text"/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nuel Ridao</meta:initial-creator>
    <dc:creator>Manuel Ridao</dc:creator>
    <meta:creation-date>2018-01-21T16:31:00Z</meta:creation-date>
    <dc:date>2018-01-23T15:39:00Z</dc:date>
    <meta:template xlink:href="Normal.dotm" xlink:type="simple"/>
    <meta:editing-cycles>48</meta:editing-cycles>
    <meta:editing-duration>PT19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6" meta:paragraph-count="15" meta:word-count="1189" meta:character-count="7718" meta:row-count="54" meta:non-whitespace-character-count="6544"/>
  </office:meta>
</office:document-meta>
</file>